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Std" svg:font-family="'Courier Std'"/>
    <style:font-face style:name="Mangal1" svg:font-family="Mangal"/>
    <style:font-face style:name="BatangChe" svg:font-family="BatangChe" style:font-family-generic="modern" style:font-pitch="fixed"/>
    <style:font-face style:name="Rod" svg:font-family="Rod" style:font-family-generic="modern" style:font-pitch="fixed"/>
    <style:font-face style:name="Batang" svg:font-family="Batang" style:font-family-generic="roman" style:font-pitch="variable"/>
    <style:font-face style:name="DilleniaUPC" svg:font-family="DilleniaUPC" style:font-family-generic="roman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d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Rod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" style:family="paragraph" style:parent-style-name="Standard">
      <style:text-properties style:font-name="Rod"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Rod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Rod" fo:language="zxx" fo:country="none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Rod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nthesis</text:p>
      <text:p text:style-name="P5"> </text:p>
      <text:p text:style-name="P5"> </text:p>
      <text:p text:style-name="P5"><text:span text:style-name="T1">Guy wakes</text:span> <text:span text:style-name="T1">up in a labor. Wonders about his strange suit.</text:span></text:p>
      <text:p text:style-name="P6"><text:span text:style-name="T1">::Very</text:span> <text:span text:style-name="T1">futuristic</text:span> <text:span text:style-name="T1">technologie</text:span></text:p>
      <text:p text:style-name="P1">Wonders why he is here.</text:p>
      <text:p text:style-name="P2">::Shaddow hushing in the background</text:p>
      <text:p text:style-name="P3">Guy feels tired.</text:p>
      <text:p text:style-name="P3">Player goes through a strage mechanic door.</text:p>
      <text:p text:style-name="P3">Player is outside.</text:p>
      <text:p text:style-name="P2">::Its raining heavily. Is on a light but liveless street</text:p>
      <text:p text:style-name="P3">Guy gets that he is barefoot.</text:p>
      <text:p text:style-name="P3">Player goes along the street.</text:p>
      <text:p text:style-name="P2">::There is a tree with a glowing hole</text:p>
      <text:p text:style-name="P3">Player walks to it.</text:p>
      <text:p text:style-name="P3">Guy falls in.</text:p>
      <text:p text:style-name="P2">::Gets black</text:p>
      <text:p text:style-name="P2">::Waking up in a green grassy landscape with hills and a lake with <text:s text:c="11"/><text:tab/>strange birds</text:p>
      <text:p text:style-name="P3">Guy is disordered.</text:p>
      <text:p text:style-name="P3">Guy wonders about the birds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Std" svg:font-family="'Courier Std'"/>
    <style:font-face style:name="Mangal1" svg:font-family="Mangal"/>
    <style:font-face style:name="BatangChe" svg:font-family="BatangChe" style:font-family-generic="modern" style:font-pitch="fixed"/>
    <style:font-face style:name="Rod" svg:font-family="Rod" style:font-family-generic="modern" style:font-pitch="fixed"/>
    <style:font-face style:name="Batang" svg:font-family="Batang" style:font-family-generic="roman" style:font-pitch="variable"/>
    <style:font-face style:name="DilleniaUPC" svg:font-family="DilleniaUPC" style:font-family-generic="roman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cheipers</meta:initial-creator>
    <meta:creation-date>2014-05-22T17:46:53.81</meta:creation-date>
    <meta:document-statistic meta:table-count="0" meta:image-count="0" meta:object-count="0" meta:page-count="1" meta:paragraph-count="20" meta:word-count="99" meta:character-count="564"/>
    <dc:date>2014-05-22T18:05:55.11</dc:date>
    <dc:creator>Andreas Scheipers</dc:creator>
    <meta:editing-duration>PT1M10S</meta:editing-duration>
    <meta:editing-cycles>1</meta:editing-cycles>
    <meta:generator>OpenOffice/4.0.0$Win32 OpenOffice.org_project/400m3$Build-9702</meta:generator>
  </office:meta>
</office:document-meta>
</file>